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O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6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8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6: 0.1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9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0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4: 0.3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4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4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4/4: 0.20000000 of 1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20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2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5: 0.25000000 of 1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2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5: 0.50000000 of 1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5: 0.05000000 of 1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5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5: 0.1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5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4: 0.3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3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3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4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5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6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6: 0.1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2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4: 0.3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3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4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2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5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5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5: 0.5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6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5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7:01+00:00</text:p>
          </table:table-cell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5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8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5: 0.1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5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0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1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4: 0.3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2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3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3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4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3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4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5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9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9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8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9: 0.1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9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9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9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9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9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9: 0.4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9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5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2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9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5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9: 0.5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8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7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8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8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8: 0.1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8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1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6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6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0.4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4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6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9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5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9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9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9: 0.1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9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9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1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9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8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2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8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3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8: 0.4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4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8: 0.4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8: 0.5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9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9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9: 0.1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9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9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9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9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9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8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8: 0.4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8: 0.5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9: 0.0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9: 0.1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3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9: 0.1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4/9: 0.2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9: 0.2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6/9: 0.3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07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7/9: 0.3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0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8/9: 0.4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9/9: 0.2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20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25" office:value-type="float" table:style-name="taxable_event_note_fiat"/>
          <table:table-cell office:value="0.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9: 0.2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2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9: 0.5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8: 0.0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6/8: 0.1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3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7/8: 0.1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8/8: 0.2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6: 0.2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6: 0.3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07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6: 0.3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0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4/6: 0.4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09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6: 0.4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5" office:value-type="float" table:style-name="taxable_event_note_fiat"/>
          <table:table-cell office:value="0.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6/6: 0.2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25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5" office:value-type="float" table:style-name="taxable_event_note_fiat"/>
          <table:table-cell office:value="0.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9: 0.2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25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7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8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9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5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9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5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0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3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2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4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3: 0.1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3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8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2/3: 0.40000000 of 1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6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3/3: 0.45000000 of 1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5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/5: 0.50000000 of 1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2/6: 0.05000000 of 1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6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6: 0.1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6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3: 0.3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0.3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8" office:value-type="float"/>
          <table:table-cell table:style-name="acquired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3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35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" office:value-type="float"/>
          <table:table-cell table:style-name="acquired_lot_note_fiat" office:value="0.0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3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0.4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5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5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5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3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4" office:value-type="float"/>
          <table:table-cell table:style-name="acquired_lot_note_fiat" office:value="0.0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05" office:value-type="float"/>
          <table:table-cell table:style-name="acquired_lot_note_fiat" office:value="0.0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3: 0.1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0.4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4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5: 0.5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6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6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7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6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8:01+00:00</text:p>
          </table:table-cell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6: 0.1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9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6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1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5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2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5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3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4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4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4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5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5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9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9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9: 0.1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9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9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9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2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4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9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0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8: 0.1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8: 0.4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8: 0.4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8: 0.5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6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9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7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9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8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9: 0.1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9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0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9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9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9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8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9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35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9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9: 0.4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9: 0.5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8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8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8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7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7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7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1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7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7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7: 0.4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7: 0.4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5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9: 0.5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6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8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7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8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8: 0.1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8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8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5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5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4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4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5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9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9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9: 0.1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9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7/9: 0.2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8/9: 0.3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4" office:value-type="float" table:style-name="taxable_event_note_fiat"/>
          <table:table-cell office:value="0.0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9/9: 0.2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20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05" office:value-type="float" table:style-name="taxable_event_note_fiat"/>
          <table:table-cell office:value="0.03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/8: 0.1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1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0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2/8: 0.4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09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3/8: 0.4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4/8: 0.5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2/9: 0.0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3/9: 0.1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3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4/9: 0.1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5/9: 0.2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6/9: 0.2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7/9: 0.3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07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7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8/9: 0.3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8" office:value-type="float" table:style-name="taxable_event_note_fiat"/>
          <table:table-cell office:value="0.07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9/9: 0.3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35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" office:value-type="float" table:style-name="taxable_event_note_fiat"/>
          <table:table-cell office:value="0.0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/3: 0.0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05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09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2/3: 0.45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3/3: 0.50000000 of 2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1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2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5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6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7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8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9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4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0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1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2:01+00:00</text:p>
          </table:table-cell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5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6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7:01+00:00</text:p>
          </table:table-cell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8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20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1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2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3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4:01+00:00</text:p>
          </table:table-cell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40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6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7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8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00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1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7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8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9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20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1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2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3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4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5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6:01+00:00</text:p>
          </table:table-cell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7:01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8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9:01+00:00</text:p>
          </table:table-cell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4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1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2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3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4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5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6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8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9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0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table:style-name="transparent_default" office:value-type="string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6-01-05T06:12:06.315574</dc:date>
    <meta:editing-duration>P1DT10H59M15S</meta:editing-duration>
    <meta:editing-cycles>116</meta:editing-cycles>
    <meta:generator>http://pypi.python.org/pypi/ezodf/0.1.0$Python3.13.11 (tags/v3.13.11:6278944, Dec  5 2025, 16:26:58) [MSC v.1944 64 bit (AMD64)]</meta:generator>
    <meta:document-statistic meta:table-count="13" meta:cell-count="369" meta:object-count="0"/>
  </office:meta>
</office:document-meta>
</file>